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5-09-2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5-04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4-09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4-04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3-10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3-04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2-09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2-04-2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1-09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1-04-2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0-09-1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20-04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9-09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9-04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8-09-0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8-04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7-10-0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7-04-1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6-09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6-04-0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5-09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5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4-09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3-09-2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3-04-2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2-09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2-04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1-09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1-04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0-09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10-04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9-09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9-04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8-09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8-04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7-09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6-09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6-03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6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6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5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4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3-0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2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5-01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12-0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10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9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8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7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7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5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4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3-3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3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4-01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12-2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11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10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9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8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7-2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4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3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2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2-01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12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1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10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9-2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8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7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6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4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3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2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1-01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12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11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10-1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9-1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8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7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6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5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4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2000-03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12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11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8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8-0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7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6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5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4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3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9-01-2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10-1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08-1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06-24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05-1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8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6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5-1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7-03-2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6-07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6-05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6-02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6-0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5-10-3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5-08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5-02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12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05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03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4-02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11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1</text:p>
          </table:table-cell>
          <table:table-cell office:value-type="string" calcext:value-type="string">
            <text:p>AA Cg <text:s/>22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2" meta:object-count="0"/>
    <meta:user-defined meta:name="AppVersion">3.0</meta:user-defined>
  </office:meta>
</office:document-meta>
</file>